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table:style-name="Default"/>
          <table:table-cell table:style-name="Default" office:value-type="float" office:value="8.9">
            <text:p>8.9</text:p>
          </table:table-cell>
          <table:table-cell table:style-name="Default" office:value-type="float" office:value="132.1">
            <text:p>132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content-validation-name="val3"/>
          <table:table-cell table:style-name="Default" office:value-type="float" office:value="671.64">
            <text:p>671.64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content-validation-name="val3"/>
          <table:table-cell table:style-name="Default" office:value-type="float" office:value="816.73">
            <text:p>816.73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style-name="Default"/>
          <table:table-cell table:content-validation-name="val3"/>
          <table:table-cell table:style-name="Default" office:value-type="float" office:value="698.91">
            <text:p>698.91</text:p>
          </table:table-cell>
          <table:table-cell table:style-name="Default" office:value-type="float" office:value="345.2">
            <text:p>345.2</text:p>
          </table:table-cell>
          <table:table-cell table:formula="of:=+[.K4]/[.J4]" office:value-type="percentage" office:value="0.493911948605686">
            <text:p>49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style-name="Default"/>
          <table:table-cell table:content-validation-name="val3"/>
          <table:table-cell table:style-name="Default" office:value-type="float" office:value="2031.1">
            <text:p>2031.1</text:p>
          </table:table-cell>
          <table:table-cell table:style-name="Default" office:value-type="float" office:value="1257.14">
            <text:p>1257.14</text:p>
          </table:table-cell>
          <table:table-cell table:formula="of:=+[.K5]/[.J5]" office:value-type="percentage" office:value="0.618945399044853">
            <text:p>62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.3">
            <text:p>15.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content-validation-name="val3"/>
          <table:table-cell table:style-name="Default" office:value-type="float" office:value="1105.71">
            <text:p>1105.71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style-name="Default"/>
          <table:table-cell table:content-validation-name="val3"/>
          <table:table-cell table:style-name="Default" office:value-type="float" office:value="892.23">
            <text:p>892.23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58:43.72</dc:date>
    <dc:creator>Lawrence Perepolkin</dc:creator>
    <meta:editing-duration>PT9H45M8S</meta:editing-duration>
    <meta:editing-cycles>41</meta:editing-cycles>
    <meta:generator>OpenOffice/4.1.12$Win32 OpenOffice.org_project/4112m1$Build-9809</meta:generator>
    <meta:document-statistic meta:table-count="3" meta:cell-count="146" meta:object-count="0"/>
  </office:meta>
</office:document-meta>
</file>